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35.15mm"/>
    </style:style>
    <style:style style:name="co5" style:family="table-column">
      <style:table-column-properties fo:break-before="auto" style:column-width="74.89mm"/>
    </style:style>
    <style:style style:name="co6" style:family="table-column">
      <style:table-column-properties fo:break-before="auto" style:column-width="23.27mm"/>
    </style:style>
    <style:style style:name="co7" style:family="table-column">
      <style:table-column-properties fo:break-before="auto" style:column-width="2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1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Repository 1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Repository 4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7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10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1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4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7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9</text:p>
          </table:table-cell>
          <table:table-cell table:number-columns-repeated="9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1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string" calcext:value-type="string">
            <text:p>OK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pository 2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5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8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11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3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5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6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8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9</text:p>
          </table:table-cell>
          <table:table-cell table:number-columns-repeated="2" office:value-type="string" calcext:value-type="string">
            <text:p>OK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 office:value-type="string" calcext:value-type="string">
            <text:p>OK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pository 3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6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9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12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1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2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4</text:p>
          </table:table-cell>
          <table:table-cell table:number-columns-repeated="3" office:value-type="string" calcext:value-type="string">
            <text:p>-</text:p>
          </table:table-cell>
          <table:table-cell table:number-columns-repeated="9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5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8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9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10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11"/>
        </table:table-row>
      </table:table>
      <table:table table:name="Results" table:style-name="ta1">
        <table:shapes>
          <draw:frame draw:z-index="0" draw:style-name="gr1" draw:text-style-name="P1" svg:width="220.21mm" svg:height="124.04mm" svg:x="3.61mm" svg:y="24.7mm">
            <loext:p draw:notify-on-update-of-ranges="Results.B1:Results.M1 Results.A2:Results.A2 Results.B2:Results.M2 Results.A3:Results.A3 Results.B3:Results.M3 Results.A4:Results.A4 Results.B4:Results.M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4"/>
        <table:table-column table:style-name="co6" table:number-columns-repeated="9" table:default-cell-style-name="ce1"/>
        <table:table-column table:style-name="co7" table:number-columns-repeated="3" table:default-cell-style-name="ce1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5" office:value-type="string" calcext:value-type="string">
            <text:p>Repository 1</text:p>
          </table:table-cell>
          <table:table-cell table:style-name="ce5" office:value-type="string" calcext:value-type="string">
            <text:p>Repository 2</text:p>
          </table:table-cell>
          <table:table-cell table:style-name="ce5" office:value-type="string" calcext:value-type="string">
            <text:p>Repository 3</text:p>
          </table:table-cell>
          <table:table-cell table:style-name="ce5" office:value-type="string" calcext:value-type="string">
            <text:p>Repository 4</text:p>
          </table:table-cell>
          <table:table-cell table:style-name="ce5" office:value-type="string" calcext:value-type="string">
            <text:p>Repository 5</text:p>
          </table:table-cell>
          <table:table-cell table:style-name="ce5" office:value-type="string" calcext:value-type="string">
            <text:p>Repository 6</text:p>
          </table:table-cell>
          <table:table-cell table:style-name="ce5" office:value-type="string" calcext:value-type="string">
            <text:p>Repository 7</text:p>
          </table:table-cell>
          <table:table-cell table:style-name="ce5" office:value-type="string" calcext:value-type="string">
            <text:p>Repository 8</text:p>
          </table:table-cell>
          <table:table-cell table:style-name="ce5" office:value-type="string" calcext:value-type="string">
            <text:p>Repository 9</text:p>
          </table:table-cell>
          <table:table-cell table:style-name="ce5" office:value-type="string" calcext:value-type="string">
            <text:p>Repository 10</text:p>
          </table:table-cell>
          <table:table-cell table:style-name="ce5" office:value-type="string" calcext:value-type="string">
            <text:p>Repository 11</text:p>
          </table:table-cell>
          <table:table-cell table:style-name="ce5" office:value-type="string" calcext:value-type="string">
            <text:p>Repository 12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Web Services return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xpected Web Service included on the 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xcepted Web Service is the top on the lis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23:13:15.3698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5:41:23.437000000</meta:creation-date>
    <dc:date>2017-02-25T23:19:36.722230000</dc:date>
    <meta:editing-duration>PT30M19S</meta:editing-duration>
    <meta:editing-cycles>9</meta:editing-cycles>
    <meta:generator>LibreOffice/5.2.5.1$MacOSX_X86_64 LibreOffice_project/0312e1a284a7d50ca85a365c316c7abbf20a4d22</meta:generator>
    <dc:creator>Hércules Sant'Ana da Silva José</dc:creator>
    <meta:document-statistic meta:table-count="2" meta:cell-count="5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22cm" svg:height="12.405cm" xlink:href=".." xlink:type="simple" chart:class="chart:bar" chart:style-name="ch1">
        <chart:legend chart:legend-position="bottom" svg:x="1.765cm" svg:y="11.626cm" style:legend-expansion="wide" chart:style-name="ch2"/>
        <chart:plot-area chart:style-name="ch3" table:cell-range-address="Results.A1:Results.M4" chart:data-source-has-labels="both" svg:x="0.44cm" svg:y="0.248cm" svg:width="21.142cm" svg:height="11.13cm">
          <chartooo:coordinate-region svg:x="1.07cm" svg:y="0.248cm" svg:width="20.467cm" svg:height="8.869cm"/>
          <chart:axis chart:dimension="x" chart:name="primary-x" chart:style-name="ch4" chartooo:axis-type="auto">
            <chartooo:date-scale/>
            <chart:categories table:cell-range-address="Results.B1:Results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M2" chart:label-cell-address="Results.A2:Results.A2" chart:class="chart:bar">
            <chart:data-point chart:repeated="12"/>
          </chart:series>
          <chart:series chart:style-name="ch8" chart:values-cell-range-address="Results.B3:Results.M3" chart:label-cell-address="Results.A3:Results.A3" chart:class="chart:bar">
            <chart:data-point chart:repeated="12"/>
          </chart:series>
          <chart:series chart:style-name="ch9" chart:values-cell-range-address="Results.B4:Results.M4" chart:label-cell-address="Results.A4:Results.A4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sitory 1</text:p>
                <draw:g>
                  <svg:desc>Results.B1:Results.M1</svg:desc>
                </draw:g>
              </table:table-cell>
              <table:table-cell office:value-type="string">
                <text:p>Repository 2</text:p>
              </table:table-cell>
              <table:table-cell office:value-type="string">
                <text:p>Repository 3</text:p>
              </table:table-cell>
              <table:table-cell office:value-type="string">
                <text:p>Repository 4</text:p>
              </table:table-cell>
              <table:table-cell office:value-type="string">
                <text:p>Repository 5</text:p>
              </table:table-cell>
              <table:table-cell office:value-type="string">
                <text:p>Repository 6</text:p>
              </table:table-cell>
              <table:table-cell office:value-type="string">
                <text:p>Repository 7</text:p>
              </table:table-cell>
              <table:table-cell office:value-type="string">
                <text:p>Repository 8</text:p>
              </table:table-cell>
              <table:table-cell office:value-type="string">
                <text:p>Repository 9</text:p>
              </table:table-cell>
              <table:table-cell office:value-type="string">
                <text:p>Repository 10</text:p>
              </table:table-cell>
              <table:table-cell office:value-type="string">
                <text:p>Repository 11</text:p>
              </table:table-cell>
              <table:table-cell office:value-type="string">
                <text:p>Repository 12</text:p>
              </table:table-cell>
            </table:table-row>
          </table:table-header-rows>
          <table:table-rows>
            <table:table-row>
              <table:table-cell office:value-type="string">
                <text:p>Web Services returned</text:p>
                <draw:g>
                  <svg:desc>Results.A2:Results.A2</svg:desc>
                </draw:g>
              </table:table-cell>
              <table:table-cell office:value-type="float" office:value="1">
                <text:p>1</text:p>
                <draw:g>
                  <svg:desc>Results.B2:Results.M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xpected Web Service included on the list</text:p>
                <draw:g>
                  <svg:desc>Results.A3:Results.A3</svg:desc>
                </draw:g>
              </table:table-cell>
              <table:table-cell office:value-type="float" office:value="0">
                <text:p>0</text:p>
                <draw:g>
                  <svg:desc>Results.B3:Results.M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xcepted Web Service is the top on the list</text:p>
                <draw:g>
                  <svg:desc>Results.A4:Results.A4</svg:desc>
                </draw:g>
              </table:table-cell>
              <table:table-cell office:value-type="float" office:value="0">
                <text:p>0</text:p>
                <draw:g>
                  <svg:desc>Results.B4:Results.M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